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353cm" fo:keep-with-next="always" fo:keep-together="always" style:writing-mode="lr-tb"/>
    </style:style>
    <style:style style:name="P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3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4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5" style:family="paragraph" style:parent-style-name="Title">
      <style:paragraph-properties fo:break-before="auto" fo:line-height="115%" fo:keep-with-next="always" fo:keep-together="always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6_1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2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3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P7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font-style="italic" style:font-style-asian="italic" style:font-style-complex="italic" fo:color="#666666" fo:font-size="13pt" style:font-size-asian="13pt" style:font-size-complex="13pt"/>
    </style:style>
    <style:style style:name="P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2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3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3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4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4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5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5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6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color="#1155cc" style:font-name="Arial" fo:font-size="11pt" style:font-name-asian="Arial" style:font-size-asian="11pt" style:font-name-complex="Arial" style:font-size-complex="11pt"/>
    </style:style>
    <style:style style:name="P17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>
      <style:text-properties fo:color="#1155cc" style:text-underline-style="solid" style:text-underline-color="font-color"/>
    </style:style>
    <style:style style:name="T22_20" style:family="text"/>
    <style:style style:name="T22_21" style:family="text">
      <style:text-properties fo:color="#1155cc" style:text-underline-style="solid" style:text-underline-color="font-color"/>
    </style:style>
    <style:style style:name="T22_22" style:family="text"/>
    <style:style style:name="T22_23" style:family="text">
      <style:text-properties fo:color="#1155cc" style:text-underline-style="solid" style:text-underline-color="font-color"/>
    </style:style>
    <style:style style:name="T22_24" style:family="text"/>
    <style:style style:name="T22_25" style:family="text">
      <style:text-properties fo:color="#1155cc" style:text-underline-style="solid" style:text-underline-color="font-color"/>
    </style:style>
    <style:style style:name="T22_26" style:family="text"/>
    <style:style style:name="T22_27" style:family="text">
      <style:text-properties fo:color="#1155cc" style:text-underline-style="solid" style:text-underline-color="font-color"/>
    </style:style>
    <style:style style:name="T22_28" style:family="text"/>
    <style:style style:name="T22_29" style:family="text">
      <style:text-properties fo:color="#1155cc" style:text-underline-style="solid" style:text-underline-color="font-color"/>
    </style:style>
    <style:style style:name="T22_30" style:family="text"/>
    <style:style style:name="T22_31" style:family="text">
      <style:text-properties fo:color="#1155cc" style:text-underline-style="solid" style:text-underline-color="font-color"/>
    </style:style>
    <style:style style:name="T22_32" style:family="text"/>
    <style:style style:name="T22_33" style:family="text">
      <style:text-properties fo:color="#1155cc" style:text-underline-style="solid" style:text-underline-color="font-color"/>
    </style:style>
    <style:style style:name="T22_34" style:family="text"/>
    <style:style style:name="T22_35" style:family="text">
      <style:text-properties fo:color="#1155cc" style:text-underline-style="solid" style:text-underline-color="font-color"/>
    </style:style>
    <style:style style:name="T22_36" style:family="text"/>
    <style:style style:name="T22_37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3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Heading_20_4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Heading_20_5">
      <style:paragraph-properties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Heading_20_5">
      <style:paragraph-properties fo:break-before="auto" fo:line-height="115%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4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4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Heading_20_4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3_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3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2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3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4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5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2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3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4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5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6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7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8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5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7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8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9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0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1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2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3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4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5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5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7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8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10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1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1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1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9_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9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9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50" style:family="paragraph" style:parent-style-name="Standard">
      <style:paragraph-properties fo:break-before="auto" fo:text-indent="0cm" fo:line-height="115%" fo:margin-left="0cm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Heading_20_3">
      <style:paragraph-properties fo:break-before="auto" fo:line-height="115%" style:writing-mode="lr-tb"/>
    </style:style>
    <style:style style:name="P54" style:family="paragraph" style:parent-style-name="Heading_20_3">
      <style:paragraph-properties fo:break-before="page" fo:line-height="115%" style:writing-mode="lr-tb"/>
    </style:style>
    <style:style style:name="T54_1" style:family="text"/>
    <style:style style:name="T54_2" style:family="text"/>
    <style:style style:name="P55" style:family="paragraph" style:parent-style-name="Heading_20_4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P57" style:family="paragraph" style:parent-style-name="Heading_20_4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Heading_20_4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P61" style:family="paragraph" style:parent-style-name="Heading_20_4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P63" style:family="paragraph" style:parent-style-name="Heading_20_4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text-indent="1.27cm" fo:line-height="115%" style:writing-mode="lr-tb"/>
    </style:style>
  </office:automatic-styles>
  <office:body>
    <office:text>
      <text:h text:style-name="P1" text:outline-level="10"><text:bookmark-start text:name="h.jcek012p21dy"/><text:bookmark-end text:name="h.jcek012p21dy"/></text:h>
      <text:h text:style-name="P2" text:outline-level="10"><text:bookmark-start text:name="h.f36mv9ehauyb"/><text:bookmark-end text:name="h.f36mv9ehauyb"/></text:h>
      <text:h text:style-name="P3" text:outline-level="10"><text:bookmark-start text:name="h.y0sm8jgiwu7w"/><text:bookmark-end text:name="h.y0sm8jgiwu7w"/></text:h>
      <text:h text:style-name="P4" text:outline-level="10"><text:bookmark-start text:name="h.scjypg5b9m2g"/><text:bookmark-end text:name="h.scjypg5b9m2g"/></text:h>
      <text:p text:style-name="P5"><text:bookmark-start text:name="h.fwtsyl2ziy0z"/><text:bookmark-end text:name="h.fwtsyl2ziy0z"/><text:span text:style-name="T5_1">Data</text:span><text:span text:style-name="T5_2"><text:s/></text:span><text:span text:style-name="T5_3">Mining</text:span></text:p>
      <text:h text:style-name="P6" text:outline-level="10"><text:span text:style-name="T6_1">Versuch</text:span><text:span text:style-name="T6_2"><text:s/>6<text:s/></text:span><text:span text:style-name="T6_3">Gesichtserkennung</text:span></text:h>
      <text:h text:style-name="P7" text:outline-level="10"/>
      <text:h text:style-name="P8" text:outline-level="10"><text:bookmark-start text:name="h.nh123oqk0kq5"/><text:bookmark-end text:name="h.nh123oqk0kq5"/></text:h>
      <text:h text:style-name="P9" text:outline-level="10"><text:bookmark-start text:name="h.xk0xcll8cwne"/><text:bookmark-end text:name="h.xk0xcll8cwne"/></text:h>
      <text:h text:style-name="P10" text:outline-level="10"><text:bookmark-start text:name="h.pk4a5c20eqye"/><text:bookmark-end text:name="h.pk4a5c20eqye"/></text:h>
      <text:h text:style-name="P11" text:outline-level="10"><text:bookmark-start text:name="h.khap6e3et9ek"/><text:bookmark-end text:name="h.khap6e3et9ek"/></text:h>
      <text:h text:style-name="P12" text:outline-level="10"><text:span text:style-name="T12_1">von</text:span></text:h>
      <text:h text:style-name="P13" text:outline-level="10"><text:span text:style-name="T13_1">Armin</text:span><text:span text:style-name="T13_2"><text:s/></text:span><text:span text:style-name="T13_3">Schwarz</text:span><text:span text:style-name="T13_4"><text:s/>(</text:span><text:span text:style-name="T13_5">as</text:span><text:span text:style-name="T13_6">219)</text:span></text:h>
      <text:h text:style-name="P14" text:outline-level="10"><text:span text:style-name="T14_1">Florian</text:span><text:span text:style-name="T14_2"><text:s/></text:span><text:span text:style-name="T14_3">Tatzel</text:span><text:span text:style-name="T14_4"><text:s/>(</text:span><text:span text:style-name="T14_5">ft</text:span><text:span text:style-name="T14_6">020)</text:span></text:h>
      <text:h text:style-name="P15" text:outline-level="10"><text:span text:style-name="T15_1">Marc</text:span><text:span text:style-name="T15_2"><text:s/></text:span><text:span text:style-name="T15_3">Walter</text:span><text:span text:style-name="T15_4"><text:s/>(</text:span><text:span text:style-name="T15_5">mw</text:span><text:span text:style-name="T15_6">136)</text:span></text:h>
      <text:h text:style-name="P16" text:outline-level="10"/>
      <text:h text:style-name="P17" text:outline-level="10"><text:bookmark-start text:name="h.nvb67rm5pezm"/><text:bookmark-end text:name="h.nvb67rm5pezm"/></text:h>
      <text:h text:style-name="P18" text:outline-level="10"><text:bookmark-start text:name="h.as3fe16p8jne"/><text:bookmark-end text:name="h.as3fe16p8jne"/></text:h>
      <text:h text:style-name="P19" text:outline-level="10"><text:bookmark-start text:name="h.x274uy9qphyz"/><text:bookmark-end text:name="h.x274uy9qphyz"/></text:h>
      <text:h text:style-name="P20" text:outline-level="10"><text:bookmark-start text:name="h.r175omm58php"/><text:bookmark-end text:name="h.r175omm58php"/></text:h>
      <text:h text:style-name="P21" text:outline-level="10"><text:bookmark-start text:name="h.hrp6tp27j1m8"/><text:bookmark-end text:name="h.hrp6tp27j1m8"/></text:h>
      <text:p text:style-name="P22"><text:span text:style-name="T22_1">Das</text:span><text:span text:style-name="T22_2"><text:s/></text:span><text:span text:style-name="T22_3">git</text:span><text:span text:style-name="T22_4"><text:s/></text:span><text:span text:style-name="T22_5">Repository</text:span><text:span text:style-name="T22_6"><text:s/></text:span><text:span text:style-name="T22_7">mit</text:span><text:span text:style-name="T22_8"><text:s/></text:span><text:span text:style-name="T22_9">den</text:span><text:span text:style-name="T22_10"><text:s/></text:span><text:span text:style-name="T22_11">Quellcodes</text:span><text:span text:style-name="T22_12"><text:s/></text:span><text:span text:style-name="T22_13">findet</text:span><text:span text:style-name="T22_14"><text:s/></text:span><text:span text:style-name="T22_15">sich</text:span><text:span text:style-name="T22_16"><text:s/></text:span><text:span text:style-name="T22_17">unter</text:span><text:span text:style-name="T22_18"><text:a xlink:type="simple" xlink:href="https://github.com/floriant/DataMining"><text:span text:style-name="T22_19"><text:s/></text:span></text:a></text:span><text:span text:style-name="T22_20"><text:a xlink:type="simple" xlink:href="https://github.com/floriant/DataMining"><text:span text:style-name="T22_21">https</text:span></text:a></text:span><text:span text:style-name="T22_22"><text:a xlink:type="simple" xlink:href="https://github.com/floriant/DataMining"><text:span text:style-name="T22_23">://</text:span></text:a></text:span><text:span text:style-name="T22_24"><text:a xlink:type="simple" xlink:href="https://github.com/floriant/DataMining"><text:span text:style-name="T22_25">github</text:span></text:a></text:span><text:span text:style-name="T22_26"><text:a xlink:type="simple" xlink:href="https://github.com/floriant/DataMining"><text:span text:style-name="T22_27">.</text:span></text:a></text:span><text:span text:style-name="T22_28"><text:a xlink:type="simple" xlink:href="https://github.com/floriant/DataMining"><text:span text:style-name="T22_29">com</text:span></text:a></text:span><text:span text:style-name="T22_30"><text:a xlink:type="simple" xlink:href="https://github.com/floriant/DataMining"><text:span text:style-name="T22_31">/</text:span></text:a></text:span><text:span text:style-name="T22_32"><text:a xlink:type="simple" xlink:href="https://github.com/floriant/DataMining"><text:span text:style-name="T22_33">floriant</text:span></text:a></text:span><text:span text:style-name="T22_34"><text:a xlink:type="simple" xlink:href="https://github.com/floriant/DataMining"><text:span text:style-name="T22_35">/</text:span></text:a></text:span><text:span text:style-name="T22_36"><text:a xlink:type="simple" xlink:href="https://github.com/floriant/DataMining"><text:span text:style-name="T22_37">DataMining</text:span></text:a></text:span></text:p>
      <text:p text:style-name="P23"><text:span text:style-name="T23_1">Alle</text:span><text:span text:style-name="T23_2"><text:s/></text:span><text:span text:style-name="T23_3">Dateien</text:span><text:span text:style-name="T23_4"><text:s/></text:span><text:span text:style-name="T23_5">zu</text:span><text:span text:style-name="T23_6"><text:s/></text:span><text:span text:style-name="T23_7">diesem</text:span><text:span text:style-name="T23_8"><text:s/></text:span><text:span text:style-name="T23_9">Versuch</text:span><text:span text:style-name="T23_10"><text:s/></text:span><text:span text:style-name="T23_11">befinden</text:span><text:span text:style-name="T23_12"><text:s/></text:span><text:span text:style-name="T23_13">sich</text:span><text:span text:style-name="T23_14"><text:s/></text:span><text:span text:style-name="T23_15">im</text:span><text:span text:style-name="T23_16"><text:s/></text:span><text:span text:style-name="T23_17">Unterordner</text:span><text:span text:style-name="T23_18"><text:s/></text:span><text:span text:style-name="T23_19">Versuch</text:span><text:span text:style-name="T23_20">_6.</text:span></text:p>
      <text:p text:style-name="P24"/>
      <text:p text:style-name="P25"/>
      <text:h text:style-name="P26" text:outline-level="10"><text:bookmark-start text:name="h.342hffdsjrw5"/><text:bookmark-end text:name="h.342hffdsjrw5"/><text:span text:style-name="T26_1">2.5<text:s/></text:span><text:span text:style-name="T26_2">Vor</text:span><text:span text:style-name="T26_3"><text:s/></text:span><text:span text:style-name="T26_4">dem</text:span><text:span text:style-name="T26_5"><text:s/></text:span><text:span text:style-name="T26_6">Versuch</text:span><text:span text:style-name="T26_7"><text:s/></text:span><text:span text:style-name="T26_8">zu</text:span><text:span text:style-name="T26_9"><text:s/></text:span><text:span text:style-name="T26_10">klärende</text:span><text:span text:style-name="T26_11"><text:s/></text:span><text:span text:style-name="T26_12">Fragen</text:span></text:h>
      <text:h text:style-name="P27" text:outline-level="10"><text:bookmark-start text:name="h.hkbgtmx08fvp"/><text:bookmark-end text:name="h.hkbgtmx08fvp"/><text:span text:style-name="T27_1">Was</text:span><text:span text:style-name="T27_2"><text:s/></text:span><text:span text:style-name="T27_3">sind</text:span><text:span text:style-name="T27_4"><text:s/></text:span><text:span text:style-name="T27_5">Eigenvektoren</text:span><text:span text:style-name="T27_6"><text:s/></text:span><text:span text:style-name="T27_7">und</text:span><text:span text:style-name="T27_8"><text:s/></text:span><text:span text:style-name="T27_9">Eigenwerte</text:span><text:span text:style-name="T27_10">?</text:span></text:h>
      <text:h text:style-name="P28" text:outline-level="10"><text:bookmark-start text:name="h.p150tpqt598v"/><text:bookmark-end text:name="h.p150tpqt598v"/><text:span text:style-name="T28_1">Eigenvektor</text:span><text:span text:style-name="T28_2">:</text:span></text:h>
      <text:p text:style-name="P29"><text:span text:style-name="T29_1">Der</text:span><text:span text:style-name="T29_2"><text:s/></text:span><text:span text:style-name="T29_3">Eigenvektor</text:span><text:span text:style-name="T29_4"><text:s/></text:span><text:span text:style-name="T29_5">ist</text:span><text:span text:style-name="T29_6"><text:s/></text:span><text:span text:style-name="T29_7">ein</text:span><text:span text:style-name="T29_8"><text:s/></text:span><text:span text:style-name="T29_9">um</text:span><text:span text:style-name="T29_10"><text:s/></text:span><text:span text:style-name="T29_11">einen</text:span><text:span text:style-name="T29_12"><text:s/></text:span><text:span text:style-name="T29_13">Betrag</text:span><text:span text:style-name="T29_14"><text:s/></text:span><text:span text:style-name="T29_15">x</text:span><text:span text:style-name="T29_16"><text:s/></text:span><text:span text:style-name="T29_17">skalierter</text:span><text:span text:style-name="T29_18"><text:s/></text:span><text:span text:style-name="T29_19">Vektor</text:span><text:span text:style-name="T29_20"><text:s/></text:span><text:span text:style-name="T29_21">des</text:span><text:span text:style-name="T29_22"><text:s/></text:span><text:span text:style-name="T29_23">Ursprungsvektors</text:span><text:span text:style-name="T29_24">.<text:s/></text:span><text:span text:style-name="T29_25">Bei</text:span><text:span text:style-name="T29_26"><text:s/></text:span><text:span text:style-name="T29_27">einer</text:span><text:span text:style-name="T29_28"><text:s/></text:span><text:span text:style-name="T29_29">Matrixtransformation</text:span><text:span text:style-name="T29_30"><text:s/></text:span><text:span text:style-name="T29_31">wird</text:span><text:span text:style-name="T29_32"><text:s/></text:span><text:span text:style-name="T29_33">ein</text:span><text:span text:style-name="T29_34"><text:s/></text:span><text:span text:style-name="T29_35">Eigenvektor</text:span><text:span text:style-name="T29_36"><text:s/></text:span><text:span text:style-name="T29_37">nur</text:span><text:span text:style-name="T29_38"><text:s/></text:span><text:span text:style-name="T29_39">skaliert</text:span><text:span text:style-name="T29_40">,<text:s/></text:span><text:span text:style-name="T29_41">aber</text:span><text:span text:style-name="T29_42"><text:s/></text:span><text:span text:style-name="T29_43">nicht</text:span><text:span text:style-name="T29_44"><text:s/></text:span><text:span text:style-name="T29_45">gedreht</text:span><text:span text:style-name="T29_46">.</text:span></text:p>
      <text:p text:style-name="P30"><text:span text:style-name="T30_1">Eigenvektoren</text:span><text:span text:style-name="T30_2"><text:s/></text:span><text:span text:style-name="T30_3">sind</text:span><text:span text:style-name="T30_4"><text:s/></text:span><text:span text:style-name="T30_5">die</text:span><text:span text:style-name="T30_6"><text:s/></text:span><text:span text:style-name="T30_7">Vektoren</text:span><text:span text:style-name="T30_8">,<text:s/></text:span><text:span text:style-name="T30_9">über</text:span><text:span text:style-name="T30_10"><text:s/></text:span><text:span text:style-name="T30_11">die</text:span><text:span text:style-name="T30_12"><text:s/></text:span><text:span text:style-name="T30_13">die</text:span><text:span text:style-name="T30_14"><text:s/></text:span><text:span text:style-name="T30_15">Daten</text:span><text:span text:style-name="T30_16"><text:s/></text:span><text:span text:style-name="T30_17">die</text:span><text:span text:style-name="T30_18"><text:s/></text:span><text:span text:style-name="T30_19">maximale</text:span><text:span text:style-name="T30_20"><text:s/></text:span><text:span text:style-name="T30_21">Abweichung</text:span><text:span text:style-name="T30_22"><text:s/></text:span><text:span text:style-name="T30_23">haben</text:span><text:span text:style-name="T30_24">.</text:span></text:p>
      <text:h text:style-name="P31" text:outline-level="10"><text:bookmark-start text:name="h.5mdvncmys270"/><text:bookmark-end text:name="h.5mdvncmys270"/><text:span text:style-name="T31_1">Eigenwerte</text:span><text:span text:style-name="T31_2">:</text:span></text:h>
      <text:p text:style-name="P32"><text:span text:style-name="T32_1">Der</text:span><text:span text:style-name="T32_2"><text:s/></text:span><text:span text:style-name="T32_3">Betrag</text:span><text:span text:style-name="T32_4"><text:s/></text:span><text:span text:style-name="T32_5">um</text:span><text:span text:style-name="T32_6"><text:s/></text:span><text:span text:style-name="T32_7">den</text:span><text:span text:style-name="T32_8"><text:s/></text:span><text:span text:style-name="T32_9">der</text:span><text:span text:style-name="T32_10"><text:s/></text:span><text:span text:style-name="T32_11">Ursprungsvektor</text:span><text:span text:style-name="T32_12"><text:s/></text:span><text:span text:style-name="T32_13">skaliert</text:span><text:span text:style-name="T32_14"><text:s/></text:span><text:span text:style-name="T32_15">wird</text:span><text:span text:style-name="T32_16">,<text:s/></text:span><text:span text:style-name="T32_17">ist</text:span><text:span text:style-name="T32_18"><text:s/></text:span><text:span text:style-name="T32_19">der</text:span><text:span text:style-name="T32_20"><text:s/></text:span><text:span text:style-name="T32_21">Eigenwert</text:span><text:span text:style-name="T32_22">.</text:span></text:p>
      <text:p text:style-name="P33"/>
      <text:h text:style-name="P34" text:outline-level="10"><text:bookmark-start text:name="h.fdmnlklg23vg"/><text:bookmark-end text:name="h.fdmnlklg23vg"/><text:span text:style-name="T34_1">Was</text:span><text:span text:style-name="T34_2"><text:s/></text:span><text:span text:style-name="T34_3">versteht</text:span><text:span text:style-name="T34_4"><text:s/></text:span><text:span text:style-name="T34_5">man</text:span><text:span text:style-name="T34_6"><text:s/></text:span><text:span text:style-name="T34_7">unter</text:span><text:span text:style-name="T34_8"><text:s/></text:span><text:span text:style-name="T34_9">Eigenfaces</text:span><text:span text:style-name="T34_10">?</text:span></text:h>
      <text:p text:style-name="P35"><text:span text:style-name="T35_1">Eigenfaces</text:span><text:span text:style-name="T35_2"><text:s/></text:span><text:span text:style-name="T35_3">sind</text:span><text:span text:style-name="T35_4"><text:s/></text:span><text:span text:style-name="T35_5">die</text:span><text:span text:style-name="T35_6"><text:s/></text:span><text:span text:style-name="T35_7">Eigenvektoren</text:span><text:span text:style-name="T35_8"><text:s/>(</text:span><text:span text:style-name="T35_9">ui</text:span><text:span text:style-name="T35_10">),<text:s/></text:span><text:span text:style-name="T35_11">die</text:span><text:span text:style-name="T35_12"><text:s/></text:span><text:span text:style-name="T35_13">für</text:span><text:span text:style-name="T35_14"><text:s/></text:span><text:span text:style-name="T35_15">die</text:span><text:span text:style-name="T35_16"><text:s/></text:span><text:span text:style-name="T35_17">weitere</text:span><text:span text:style-name="T35_18"><text:s/></text:span><text:span text:style-name="T35_19">Berechnung</text:span><text:span text:style-name="T35_20"><text:s/></text:span><text:span text:style-name="T35_21">verwendet</text:span><text:span text:style-name="T35_22"><text:s/></text:span><text:span text:style-name="T35_23">werden</text:span><text:span text:style-name="T35_24">.<text:s/></text:span><text:span text:style-name="T35_25">Eigenfaces</text:span><text:span text:style-name="T35_26"><text:s/></text:span><text:span text:style-name="T35_27">sind</text:span><text:span text:style-name="T35_28"><text:s/></text:span><text:span text:style-name="T35_29">im</text:span><text:span text:style-name="T35_30"><text:s/></text:span><text:span text:style-name="T35_31">Prinzip</text:span><text:span text:style-name="T35_32"><text:s/></text:span><text:span text:style-name="T35_33">Bilder</text:span><text:span text:style-name="T35_34"><text:s/></text:span><text:span text:style-name="T35_35">von</text:span><text:span text:style-name="T35_36"><text:s/></text:span><text:span text:style-name="T35_37">normalisierten</text:span><text:span text:style-name="T35_38"><text:s/></text:span><text:span text:style-name="T35_39">Gesichtern</text:span><text:span text:style-name="T35_40">,<text:s/></text:span><text:span text:style-name="T35_41">die</text:span><text:span text:style-name="T35_42"><text:s/></text:span><text:span text:style-name="T35_43">durch</text:span><text:span text:style-name="T35_44"><text:s/></text:span><text:span text:style-name="T35_45">Eigenvektoren</text:span><text:span text:style-name="T35_46"><text:s/></text:span><text:span text:style-name="T35_47">ausgerichtet</text:span><text:span text:style-name="T35_48"><text:s/></text:span><text:span text:style-name="T35_49">werden</text:span><text:span text:style-name="T35_50">.</text:span></text:p>
      <text:p text:style-name="P36"/>
      <text:h text:style-name="P37" text:outline-level="10"><text:bookmark-start text:name="h.94omswbl9jdy"/><text:bookmark-end text:name="h.94omswbl9jdy"/><text:span text:style-name="T37_1">Wie</text:span><text:span text:style-name="T37_2"><text:s/></text:span><text:span text:style-name="T37_3">kann</text:span><text:span text:style-name="T37_4"><text:s/></text:span><text:span text:style-name="T37_5">mit</text:span><text:span text:style-name="T37_6"><text:s/></text:span><text:span text:style-name="T37_7">der</text:span><text:span text:style-name="T37_8"><text:s/></text:span><text:span text:style-name="T37_9">PCA</text:span><text:span text:style-name="T37_10"><text:s/></text:span><text:span text:style-name="T37_11">eine</text:span><text:span text:style-name="T37_12"><text:s/></text:span><text:span text:style-name="T37_13">Dimensionalitätsreduktion</text:span><text:span text:style-name="T37_14"><text:s/></text:span><text:span text:style-name="T37_15">durchgeführt</text:span><text:span text:style-name="T37_16"><text:s/></text:span><text:span text:style-name="T37_17">werden</text:span><text:span text:style-name="T37_18">?</text:span></text:h>
      <text:p text:style-name="P38"><text:span text:style-name="T38_1">Die</text:span><text:span text:style-name="T38_2"><text:s/></text:span><text:span text:style-name="T38_3">Dimensionalität</text:span><text:span text:style-name="T38_4"><text:s/></text:span><text:span text:style-name="T38_5">wird</text:span><text:span text:style-name="T38_6"><text:s/></text:span><text:span text:style-name="T38_7">im</text:span><text:span text:style-name="T38_8"><text:s/></text:span><text:span text:style-name="T38_9">Grund</text:span><text:span text:style-name="T38_10"><text:s/></text:span><text:span text:style-name="T38_11">dadurch</text:span><text:span text:style-name="T38_12"><text:s/></text:span><text:span text:style-name="T38_13">reduziert</text:span><text:span text:style-name="T38_14">,<text:s/></text:span><text:span text:style-name="T38_15">dass</text:span><text:span text:style-name="T38_16"><text:s/></text:span><text:span text:style-name="T38_17">man</text:span><text:span text:style-name="T38_18"><text:s/></text:span><text:span text:style-name="T38_19">die</text:span><text:span text:style-name="T38_20"><text:s/></text:span><text:span text:style-name="T38_21">Dimensionen</text:span><text:span text:style-name="T38_22"><text:s/></text:span><text:span text:style-name="T38_23">bei</text:span><text:span text:style-name="T38_24"><text:s/></text:span><text:span text:style-name="T38_25">der</text:span><text:span text:style-name="T38_26"><text:s/></text:span><text:span text:style-name="T38_27">Konvarenzmatrix</text:span><text:span text:style-name="T38_28"><text:s/></text:span><text:span text:style-name="T38_29">umkehrt</text:span><text:span text:style-name="T38_30">.<text:s/></text:span></text:p>
      <text:p text:style-name="P39"><text:span text:style-name="T39_1">So</text:span><text:span text:style-name="T39_2"><text:s/></text:span><text:span text:style-name="T39_3">sind</text:span><text:span text:style-name="T39_4"><text:s/></text:span><text:span text:style-name="T39_5">die</text:span><text:span text:style-name="T39_6"><text:s/></text:span><text:span text:style-name="T39_7">Anzahl</text:span><text:span text:style-name="T39_8"><text:s/></text:span><text:span text:style-name="T39_9">der</text:span><text:span text:style-name="T39_10"><text:s/></text:span><text:span text:style-name="T39_11">Bildvektoren</text:span><text:span text:style-name="T39_12"><text:s/></text:span><text:span text:style-name="T39_13">die</text:span><text:span text:style-name="T39_14"><text:s/></text:span><text:span text:style-name="T39_15">vorgebende</text:span><text:span text:style-name="T39_16"><text:s/></text:span><text:span text:style-name="T39_17">Dimension</text:span><text:span text:style-name="T39_18"><text:s/></text:span><text:span text:style-name="T39_19">statt</text:span><text:span text:style-name="T39_20"><text:s/></text:span><text:span text:style-name="T39_21">der</text:span><text:span text:style-name="T39_22"><text:s/></text:span><text:span text:style-name="T39_23">bisherigen</text:span><text:span text:style-name="T39_24">.</text:span></text:p>
      <text:p text:style-name="P40"><text:span text:style-name="T40_1">Grund</text:span><text:span text:style-name="T40_2"><text:s/></text:span><text:span text:style-name="T40_3">dafür</text:span><text:span text:style-name="T40_4"><text:s/></text:span><text:span text:style-name="T40_5">ist</text:span><text:span text:style-name="T40_6"><text:s/></text:span><text:span text:style-name="T40_7">die</text:span><text:span text:style-name="T40_8"><text:s/></text:span><text:span text:style-name="T40_9">Annahme</text:span><text:span text:style-name="T40_10">,<text:s/></text:span><text:span text:style-name="T40_11">dass</text:span><text:span text:style-name="T40_12"><text:s/></text:span><text:span text:style-name="T40_13">nur</text:span><text:span text:style-name="T40_14"><text:s/></text:span><text:span text:style-name="T40_15">bestimmte</text:span><text:span text:style-name="T40_16"><text:s/></text:span><text:span text:style-name="T40_17">Vektoren</text:span><text:span text:style-name="T40_18"><text:s/></text:span><text:span text:style-name="T40_19">relevant</text:span><text:span text:style-name="T40_20"><text:s/></text:span><text:span text:style-name="T40_21">sind</text:span><text:span text:style-name="T40_22">,<text:s/></text:span><text:span text:style-name="T40_23">während</text:span><text:span text:style-name="T40_24"><text:s/></text:span><text:span text:style-name="T40_25">die</text:span><text:span text:style-name="T40_26"><text:s/></text:span><text:span text:style-name="T40_27">Meisten</text:span><text:span text:style-name="T40_28"><text:s/></text:span><text:span text:style-name="T40_29">nahe</text:span><text:span text:style-name="T40_30"><text:s/></text:span><text:span text:style-name="T40_31">null</text:span><text:span text:style-name="T40_32"><text:s/></text:span><text:span text:style-name="T40_33">liegen</text:span><text:span text:style-name="T40_34"><text:s/></text:span><text:span text:style-name="T40_35">und</text:span><text:span text:style-name="T40_36"><text:s/></text:span><text:span text:style-name="T40_37">deswegen</text:span><text:span text:style-name="T40_38"><text:s/></text:span><text:span text:style-name="T40_39">für</text:span><text:span text:style-name="T40_40"><text:s/></text:span><text:span text:style-name="T40_41">die</text:span><text:span text:style-name="T40_42"><text:s/></text:span><text:span text:style-name="T40_43">Eindeutigkeit</text:span><text:span text:style-name="T40_44"><text:s/></text:span><text:span text:style-name="T40_45">nicht</text:span><text:span text:style-name="T40_46"><text:s/></text:span><text:span text:style-name="T40_47">relevant</text:span><text:span text:style-name="T40_48"><text:s/></text:span><text:span text:style-name="T40_49">sind</text:span><text:span text:style-name="T40_50">.</text:span></text:p>
      <text:p text:style-name="P41"/>
      <text:h text:style-name="P42" text:outline-level="10"><text:bookmark-start text:name="h.saowo63jnccn"/><text:bookmark-end text:name="h.saowo63jnccn"/><text:span text:style-name="T42_1">Wie</text:span><text:span text:style-name="T42_2"><text:s/></text:span><text:span text:style-name="T42_3">werden</text:span><text:span text:style-name="T42_4"><text:s/></text:span><text:span text:style-name="T42_5">mit</text:span><text:span text:style-name="T42_6"><text:s/></text:span><text:span text:style-name="T42_7">dem</text:span><text:span text:style-name="T42_8"><text:s/></text:span><text:span text:style-name="T42_9">Python</text:span><text:span text:style-name="T42_10"><text:s/></text:span><text:span text:style-name="T42_11">Modul</text:span><text:span text:style-name="T42_12"><text:s/></text:span><text:span text:style-name="T42_13">Image</text:span><text:span text:style-name="T42_14"><text:s/></text:span><text:span text:style-name="T42_15">Bilder</text:span><text:span text:style-name="T42_16"><text:s/></text:span><text:span text:style-name="T42_17">in</text:span><text:span text:style-name="T42_18"><text:s/></text:span><text:span text:style-name="T42_19">ein</text:span><text:span text:style-name="T42_20"><text:s/></text:span><text:span text:style-name="T42_21">Python</text:span><text:span text:style-name="T42_22"><text:s/></text:span><text:span text:style-name="T42_23">Programm</text:span><text:span text:style-name="T42_24"><text:s/></text:span><text:span text:style-name="T42_25">geladen</text:span><text:span text:style-name="T42_26">?</text:span></text:h>
      <text:p text:style-name="P43"><text:span text:style-name="T43_1">import</text:span><text:span text:style-name="T43_2"><text:s/></text:span><text:span text:style-name="T43_3">Image</text:span></text:p>
      <text:p text:style-name="P44"><text:span text:style-name="T44_1">#</text:span><text:span text:style-name="T44_2">manchmal</text:span><text:span text:style-name="T44_3"><text:s/></text:span><text:span text:style-name="T44_4">auch</text:span><text:span text:style-name="T44_5">:</text:span></text:p>
      <text:p text:style-name="P45"><text:span text:style-name="T45_1">#</text:span><text:span text:style-name="T45_2">from</text:span><text:span text:style-name="T45_3"><text:s/></text:span><text:span text:style-name="T45_4">PIL</text:span><text:span text:style-name="T45_5"><text:s/></text:span><text:span text:style-name="T45_6">import</text:span><text:span text:style-name="T45_7"><text:s/></text:span><text:span text:style-name="T45_8">Image</text:span></text:p>
      <text:p text:style-name="P46"><text:span text:style-name="T46_1"><text:s/></text:span></text:p>
      <text:p text:style-name="P47"><text:span text:style-name="T47_1">im</text:span><text:span text:style-name="T47_2"><text:s/>=<text:s/></text:span><text:span text:style-name="T47_3">Image</text:span><text:span text:style-name="T47_4">.</text:span><text:span text:style-name="T47_5">open</text:span><text:span text:style-name="T47_6">(</text:span><text:span text:style-name="T47_7">"../</text:span><text:span text:style-name="T47_8">res</text:span><text:span text:style-name="T47_9">/</text:span><text:span text:style-name="T47_10">FaceRecogBilder</text:span><text:span text:style-name="T47_11">/</text:span><text:span text:style-name="T47_12">training</text:span><text:span text:style-name="T47_13">/1-2.</text:span><text:span text:style-name="T47_14">png</text:span><text:span text:style-name="T47_15">"</text:span><text:span text:style-name="T47_16">)</text:span></text:p>
      <text:p text:style-name="P48"><text:span text:style-name="T48_1">print</text:span><text:span text:style-name="T48_2"><text:s/></text:span><text:span text:style-name="T48_3">im</text:span><text:span text:style-name="T48_4">.</text:span><text:span text:style-name="T48_5">format</text:span><text:span text:style-name="T48_6">,<text:s/></text:span><text:span text:style-name="T48_7">im</text:span><text:span text:style-name="T48_8">.</text:span><text:span text:style-name="T48_9">size</text:span><text:span text:style-name="T48_10">,<text:s/></text:span><text:span text:style-name="T48_11">im</text:span><text:span text:style-name="T48_12">.</text:span><text:span text:style-name="T48_13">mode</text:span></text:p>
      <text:p text:style-name="P49"><text:span text:style-name="T49_1">im</text:span><text:span text:style-name="T49_2">.</text:span><text:span text:style-name="T49_3">show</text:span><text:span text:style-name="T49_4">()</text:span></text:p>
      <text:p text:style-name="P50"/>
      <text:p text:style-name="P51"><text:span text:style-name="T51_1">Hinweis</text:span><text:span text:style-name="T51_2">:<text:s/></text:span><text:span text:style-name="T51_3">Des</text:span><text:span text:style-name="T51_4"><text:s/></text:span><text:span text:style-name="T51_5">Öfteren</text:span><text:span text:style-name="T51_6"><text:s/></text:span><text:span text:style-name="T51_7">funktioniert</text:span><text:span text:style-name="T51_8"><text:s/></text:span><text:span text:style-name="T51_9">im</text:span><text:span text:style-name="T51_10">.</text:span><text:span text:style-name="T51_11">show</text:span><text:span text:style-name="T51_12">()<text:s/></text:span><text:span text:style-name="T51_13">nicht</text:span><text:span text:style-name="T51_14">,<text:s/></text:span><text:span text:style-name="T51_15">sondern</text:span><text:span text:style-name="T51_16"><text:s/></text:span><text:span text:style-name="T51_17">wirft</text:span><text:span text:style-name="T51_18"><text:s/></text:span><text:span text:style-name="T51_19">nur</text:span><text:span text:style-name="T51_20"><text:s/></text:span><text:span text:style-name="T51_21">einen</text:span><text:span text:style-name="T51_22"><text:s/></text:span><text:span text:style-name="T51_23">Fehler</text:span><text:span text:style-name="T51_24"><text:s/></text:span><text:span text:style-name="T51_25">aus</text:span></text:p>
      <text:p text:style-name="P52"/>
      <text:h text:style-name="P53" text:outline-level="10"><text:bookmark-start text:name="h.gpo69my0gbh5"/><text:bookmark-end text:name="h.gpo69my0gbh5"/></text:h>
      <text:h text:style-name="P54" text:outline-level="10"><text:bookmark-start text:name="h.nt7qf2rhi8im"/><text:bookmark-end text:name="h.nt7qf2rhi8im"/><text:bookmark-start text:name="h.udc6sw7hff2c"/><text:bookmark-end text:name="h.udc6sw7hff2c"/><text:span text:style-name="T54_1">3.4<text:s/></text:span><text:span text:style-name="T54_2">Aufgaben</text:span></text:h>
      <text:h text:style-name="P55" text:outline-level="10"><text:bookmark-start text:name="h.afjhw0kpficv"/><text:bookmark-end text:name="h.afjhw0kpficv"/><text:span text:style-name="T55_1">1.<text:s/></text:span><text:span text:style-name="T55_2">Ab</text:span><text:span text:style-name="T55_3"><text:s/></text:span><text:span text:style-name="T55_4">welcher</text:span><text:span text:style-name="T55_5"><text:s/></text:span><text:span text:style-name="T55_6">Anzahl</text:span><text:span text:style-name="T55_7"><text:s/></text:span><text:span text:style-name="T55_8">K</text:span><text:span text:style-name="T55_9"><text:s/></text:span><text:span text:style-name="T55_10">von</text:span><text:span text:style-name="T55_11"><text:s/></text:span><text:span text:style-name="T55_12">verwendeten</text:span><text:span text:style-name="T55_13"><text:s/></text:span><text:span text:style-name="T55_14">Eigenvektoren</text:span><text:span text:style-name="T55_15"><text:s/></text:span><text:span text:style-name="T55_16">treten</text:span><text:span text:style-name="T55_17"><text:s/></text:span><text:span text:style-name="T55_18">Fehlklassifikationen</text:span><text:span text:style-name="T55_19"><text:s/></text:span><text:span text:style-name="T55_20">ein</text:span><text:span text:style-name="T55_21">?</text:span></text:h>
      <text:p text:style-name="P56"><text:span text:style-name="T56_1">Bei</text:span><text:span text:style-name="T56_2"><text:s/></text:span><text:span text:style-name="T56_3">unseren</text:span><text:span text:style-name="T56_4"><text:s/></text:span><text:span text:style-name="T56_5">Gesichtern</text:span><text:span text:style-name="T56_6"><text:s/>(</text:span><text:span text:style-name="T56_7">Bilder</text:span><text:span text:style-name="T56_8"><text:s/>5<text:s/></text:span><text:span text:style-name="T56_9">bis</text:span><text:span text:style-name="T56_10"><text:s/>7)<text:s/></text:span><text:span text:style-name="T56_11">treten</text:span><text:span text:style-name="T56_12"><text:s/></text:span><text:span text:style-name="T56_13">zuverlässig</text:span><text:span text:style-name="T56_14"><text:s/></text:span><text:span text:style-name="T56_15">Fehlklassifikationen</text:span><text:span text:style-name="T56_16"><text:s/></text:span><text:span text:style-name="T56_17">ab</text:span><text:span text:style-name="T56_18"><text:s/></text:span><text:span text:style-name="T56_19">einer</text:span><text:span text:style-name="T56_20"><text:s/></text:span><text:span text:style-name="T56_21">Anzahl</text:span><text:span text:style-name="T56_22"><text:s/></text:span><text:span text:style-name="T56_23">von</text:span><text:span text:style-name="T56_24"><text:s/></text:span><text:span text:style-name="T56_25">zwei</text:span><text:span text:style-name="T56_26"><text:s/></text:span><text:span text:style-name="T56_27">Eigenvektoren</text:span><text:span text:style-name="T56_28"><text:s/></text:span><text:span text:style-name="T56_29">auf</text:span><text:span text:style-name="T56_30">,<text:s/></text:span><text:span text:style-name="T56_31">bei</text:span><text:span text:style-name="T56_32"><text:s/></text:span><text:span text:style-name="T56_33">anderen</text:span><text:span text:style-name="T56_34"><text:s/></text:span><text:span text:style-name="T56_35">Bildern</text:span><text:span text:style-name="T56_36"><text:s/></text:span><text:span text:style-name="T56_37">allerdings</text:span><text:span text:style-name="T56_38"><text:s/></text:span><text:span text:style-name="T56_39">schon</text:span><text:span text:style-name="T56_40"><text:s/></text:span><text:span text:style-name="T56_41">mit</text:span><text:span text:style-name="T56_42"><text:s/></text:span><text:span text:style-name="T56_43">vier</text:span><text:span text:style-name="T56_44"><text:s/></text:span><text:span text:style-name="T56_45">Eigenvektoren</text:span><text:span text:style-name="T56_46">.</text:span></text:p>
      <text:h text:style-name="P57" text:outline-level="10"><text:bookmark-start text:name="h.qujurg1j33pp"/><text:bookmark-end text:name="h.qujurg1j33pp"/><text:span text:style-name="T57_1">2.<text:s/></text:span><text:span text:style-name="T57_2">Wie</text:span><text:span text:style-name="T57_3"><text:s/></text:span><text:span text:style-name="T57_4">groß</text:span><text:span text:style-name="T57_5"><text:s/></text:span><text:span text:style-name="T57_6">ist</text:span><text:span text:style-name="T57_7"><text:s/></text:span><text:span text:style-name="T57_8">dann</text:span><text:span text:style-name="T57_9"><text:s/></text:span><text:span text:style-name="T57_10">die</text:span><text:span text:style-name="T57_11"><text:s/></text:span><text:span text:style-name="T57_12">Mindestdistanz</text:span><text:span text:style-name="T57_13"><text:s/></text:span><text:span text:style-name="T57_14">zwischen</text:span><text:span text:style-name="T57_15"><text:s/></text:span><text:span text:style-name="T57_16">Test</text:span><text:span text:style-name="T57_17">-<text:s/></text:span><text:span text:style-name="T57_18">und</text:span><text:span text:style-name="T57_19"><text:s/></text:span><text:span text:style-name="T57_20">nächstliegendem</text:span><text:span text:style-name="T57_21"><text:s/></text:span><text:span text:style-name="T57_22">Trainingsbild</text:span><text:span text:style-name="T57_23">?</text:span></text:h>
      <text:p text:style-name="P58"><text:span text:style-name="T58_1">Distanz</text:span><text:span text:style-name="T58_2"><text:s/></text:span><text:span text:style-name="T58_3">bei</text:span><text:span text:style-name="T58_4"><text:s/></text:span><text:span text:style-name="T58_5">Flo</text:span><text:span text:style-name="T58_6"><text:s/>(5):<text:s/>61.914<text:s/>//<text:s/></text:span><text:span text:style-name="T58_7">Marc</text:span><text:span text:style-name="T58_8">(6):<text:s/>8.54<text:s/>//<text:s/></text:span><text:span text:style-name="T58_9">Armin</text:span><text:span text:style-name="T58_10"><text:s/>(7):<text:s/>62.759</text:span></text:p>
      <text:h text:style-name="P59" text:outline-level="10"><text:bookmark-start text:name="h.v9wqy2jbs6rv"/><text:bookmark-end text:name="h.v9wqy2jbs6rv"/><text:span text:style-name="T59_1">3.<text:s/></text:span><text:span text:style-name="T59_2">Wie</text:span><text:span text:style-name="T59_3"><text:s/></text:span><text:span text:style-name="T59_4">ändert</text:span><text:span text:style-name="T59_5"><text:s/></text:span><text:span text:style-name="T59_6">sich</text:span><text:span text:style-name="T59_7"><text:s/></text:span><text:span text:style-name="T59_8">die</text:span><text:span text:style-name="T59_9"><text:s/></text:span><text:span text:style-name="T59_10">Distanz</text:span><text:span text:style-name="T59_11"><text:s/></text:span><text:span text:style-name="T59_12">zwischen</text:span><text:span text:style-name="T59_13"><text:s/></text:span><text:span text:style-name="T59_14">Bildern</text:span><text:span text:style-name="T59_15">,<text:s/></text:span><text:span text:style-name="T59_16">wenn</text:span><text:span text:style-name="T59_17"><text:s/></text:span><text:span text:style-name="T59_18">die</text:span><text:span text:style-name="T59_19"><text:s/></text:span><text:span text:style-name="T59_20">Anzahl</text:span><text:span text:style-name="T59_21"><text:s/></text:span><text:span text:style-name="T59_22">der</text:span><text:span text:style-name="T59_23"><text:s/></text:span><text:span text:style-name="T59_24">Eigenvektoren</text:span><text:span text:style-name="T59_25"><text:s/></text:span><text:span text:style-name="T59_26">reduziert</text:span><text:span text:style-name="T59_27"><text:s/></text:span><text:span text:style-name="T59_28">wird</text:span><text:span text:style-name="T59_29">?</text:span></text:h>
      <text:p text:style-name="P60"><text:span text:style-name="T60_1">Die</text:span><text:span text:style-name="T60_2"><text:s/></text:span><text:span text:style-name="T60_3">Distanz</text:span><text:span text:style-name="T60_4"><text:s/></text:span><text:span text:style-name="T60_5">wird</text:span><text:span text:style-name="T60_6"><text:s/></text:span><text:span text:style-name="T60_7">kleiner</text:span><text:span text:style-name="T60_8">,<text:s/></text:span><text:span text:style-name="T60_9">weil</text:span><text:span text:style-name="T60_10"><text:s/></text:span><text:span text:style-name="T60_11">die</text:span><text:span text:style-name="T60_12"><text:s/></text:span><text:span text:style-name="T60_13">Anzahl</text:span><text:span text:style-name="T60_14"><text:s/></text:span><text:span text:style-name="T60_15">der</text:span><text:span text:style-name="T60_16"><text:s/></text:span><text:span text:style-name="T60_17">Punkte</text:span><text:span text:style-name="T60_18">,<text:s/></text:span><text:span text:style-name="T60_19">zwischen</text:span><text:span text:style-name="T60_20"><text:s/></text:span><text:span text:style-name="T60_21">denen</text:span><text:span text:style-name="T60_22"><text:s/></text:span><text:span text:style-name="T60_23">die</text:span><text:span text:style-name="T60_24"><text:s/></text:span><text:span text:style-name="T60_25">Distanz</text:span><text:span text:style-name="T60_26"><text:s/></text:span><text:span text:style-name="T60_27">berechnet</text:span><text:span text:style-name="T60_28"><text:s/></text:span><text:span text:style-name="T60_29">wird</text:span><text:span text:style-name="T60_30">,<text:s/></text:span><text:span text:style-name="T60_31">abnimmt</text:span><text:span text:style-name="T60_32">.</text:span></text:p>
      <text:h text:style-name="P61" text:outline-level="10"><text:bookmark-start text:name="h.wdil8twuaal2"/><text:bookmark-end text:name="h.wdil8twuaal2"/><text:span text:style-name="T61_1">4.<text:s/></text:span><text:span text:style-name="T61_2">Wie</text:span><text:span text:style-name="T61_3"><text:s/></text:span><text:span text:style-name="T61_4">könnte</text:span><text:span text:style-name="T61_5"><text:s/></text:span><text:span text:style-name="T61_6">dieser</text:span><text:span text:style-name="T61_7"><text:s/></text:span><text:span text:style-name="T61_8">Einfluss</text:span><text:span text:style-name="T61_9"><text:s/></text:span><text:span text:style-name="T61_10">der</text:span><text:span text:style-name="T61_11"><text:s/></text:span><text:span text:style-name="T61_12">Eigenvektor</text:span><text:span text:style-name="T61_13">-</text:span><text:span text:style-name="T61_14">Anzahl</text:span><text:span text:style-name="T61_15"><text:s/></text:span><text:span text:style-name="T61_16">auf</text:span><text:span text:style-name="T61_17"><text:s/></text:span><text:span text:style-name="T61_18">die</text:span><text:span text:style-name="T61_19"><text:s/></text:span><text:span text:style-name="T61_20">Mindestdistanz</text:span><text:span text:style-name="T61_21"><text:s/></text:span><text:span text:style-name="T61_22">reduziert</text:span><text:span text:style-name="T61_23"><text:s/></text:span><text:span text:style-name="T61_24">werden</text:span><text:span text:style-name="T61_25">?</text:span></text:h>
      <text:p text:style-name="P62"><text:span text:style-name="T62_1">Wenn</text:span><text:span text:style-name="T62_2"><text:s/></text:span><text:span text:style-name="T62_3">nach</text:span><text:span text:style-name="T62_4"><text:s/></text:span><text:span text:style-name="T62_5">der</text:span><text:span text:style-name="T62_6"><text:s/></text:span><text:span text:style-name="T62_7">Auswahl</text:span><text:span text:style-name="T62_8"><text:s/></text:span><text:span text:style-name="T62_9">der</text:span><text:span text:style-name="T62_10"><text:s/></text:span><text:span text:style-name="T62_11">Eigenvektoren</text:span><text:span text:style-name="T62_12"><text:s/></text:span><text:span text:style-name="T62_13">diese</text:span><text:span text:style-name="T62_14"><text:s/></text:span><text:span text:style-name="T62_15">Vektoren</text:span><text:span text:style-name="T62_16"><text:s/></text:span><text:span text:style-name="T62_17">normiert</text:span><text:span text:style-name="T62_18"><text:s/></text:span><text:span text:style-name="T62_19">werden</text:span><text:span text:style-name="T62_20">.<text:s/></text:span><text:span text:style-name="T62_21">Dadurch</text:span><text:span text:style-name="T62_22"><text:s/></text:span><text:span text:style-name="T62_23">wirkt</text:span><text:span text:style-name="T62_24"><text:s/></text:span><text:span text:style-name="T62_25">sich</text:span><text:span text:style-name="T62_26"><text:s/></text:span><text:span text:style-name="T62_27">die</text:span><text:span text:style-name="T62_28"><text:s/></text:span><text:span text:style-name="T62_29">Anzahl</text:span><text:span text:style-name="T62_30"><text:s/></text:span><text:span text:style-name="T62_31">der</text:span><text:span text:style-name="T62_32"><text:s/></text:span><text:span text:style-name="T62_33">Eigenvektoren</text:span><text:span text:style-name="T62_34"><text:s/></text:span><text:span text:style-name="T62_35">nicht</text:span><text:span text:style-name="T62_36"><text:s/></text:span><text:span text:style-name="T62_37">mehr</text:span><text:span text:style-name="T62_38"><text:s/></text:span><text:span text:style-name="T62_39">so</text:span><text:span text:style-name="T62_40"><text:s/></text:span><text:span text:style-name="T62_41">stark</text:span><text:span text:style-name="T62_42"><text:s/></text:span><text:span text:style-name="T62_43">aus</text:span><text:span text:style-name="T62_44">.</text:span></text:p>
      <text:h text:style-name="P63" text:outline-level="10"><text:bookmark-start text:name="h.uz90g9s0h7h0"/><text:bookmark-end text:name="h.uz90g9s0h7h0"/><text:span text:style-name="T63_1">5.<text:s/></text:span><text:span text:style-name="T63_2">Nennen</text:span><text:span text:style-name="T63_3"><text:s/></text:span><text:span text:style-name="T63_4">Sie</text:span><text:span text:style-name="T63_5"><text:s/></text:span><text:span text:style-name="T63_6">zwei</text:span><text:span text:style-name="T63_7"><text:s/></text:span><text:span text:style-name="T63_8">Algorithmus</text:span><text:span text:style-name="T63_9">-</text:span><text:span text:style-name="T63_10">unabhängige</text:span><text:span text:style-name="T63_11"><text:s/></text:span><text:span text:style-name="T63_12">Parameter</text:span><text:span text:style-name="T63_13">,<text:s/></text:span><text:span text:style-name="T63_14">die</text:span><text:span text:style-name="T63_15"><text:s/></text:span><text:span text:style-name="T63_16">starken</text:span><text:span text:style-name="T63_17"><text:s/></text:span><text:span text:style-name="T63_18">Einfluss</text:span><text:span text:style-name="T63_19"><text:s/></text:span><text:span text:style-name="T63_20">auf</text:span><text:span text:style-name="T63_21"><text:s/></text:span><text:span text:style-name="T63_22">Rate</text:span><text:span text:style-name="T63_23"><text:s/></text:span><text:span text:style-name="T63_24">korrekter</text:span><text:span text:style-name="T63_25"><text:s/></text:span><text:span text:style-name="T63_26">Gesichtserkennungen</text:span><text:span text:style-name="T63_27"><text:s/></text:span><text:span text:style-name="T63_28">haben</text:span><text:span text:style-name="T63_29">.</text:span></text:h>
      <text:p text:style-name="P64"><text:span text:style-name="T64_1">Wichtig</text:span><text:span text:style-name="T64_2"><text:s/></text:span><text:span text:style-name="T64_3">für</text:span><text:span text:style-name="T64_4"><text:s/></text:span><text:span text:style-name="T64_5">die</text:span><text:span text:style-name="T64_6"><text:s/></text:span><text:span text:style-name="T64_7">korrekte</text:span><text:span text:style-name="T64_8"><text:s/></text:span><text:span text:style-name="T64_9">Gesichtserkennung</text:span><text:span text:style-name="T64_10"><text:s/></text:span><text:span text:style-name="T64_11">sind</text:span><text:span text:style-name="T64_12"><text:s/></text:span><text:span text:style-name="T64_13">unter</text:span><text:span text:style-name="T64_14"><text:s/></text:span><text:span text:style-name="T64_15">anderem</text:span><text:span text:style-name="T64_16">:</text:span></text:p>
      <text:list text:style-name="LS1" xml:id="list0">
        <text:list-item>
          <text:p text:style-name="P65"><text:span text:style-name="T65_1">gleiche</text:span><text:span text:style-name="T65_2"><text:s/></text:span><text:span text:style-name="T65_3">Bildwinkel</text:span><text:span text:style-name="T65_4"><text:s/></text:span><text:span text:style-name="T65_5">und</text:span><text:span text:style-name="T65_6"><text:s/></text:span><text:span text:style-name="T65_7">gleiche</text:span><text:span text:style-name="T65_8"><text:s/></text:span><text:span text:style-name="T65_9">Gesichtausschnitte</text:span><text:span text:style-name="T65_10"><text:s/>(</text:span><text:span text:style-name="T65_11">nicht</text:span><text:span text:style-name="T65_12"><text:s/></text:span><text:span text:style-name="T65_13">teilweise</text:span><text:span text:style-name="T65_14"><text:s/></text:span><text:span text:style-name="T65_15">von</text:span><text:span text:style-name="T65_16"><text:s/></text:span><text:span text:style-name="T65_17">Stirn</text:span><text:span text:style-name="T65_18"><text:s/></text:span><text:span text:style-name="T65_19">bis</text:span><text:span text:style-name="T65_20"><text:s/></text:span><text:span text:style-name="T65_21">Kinn</text:span><text:span text:style-name="T65_22"><text:s/></text:span><text:span text:style-name="T65_23">und</text:span><text:span text:style-name="T65_24"><text:s/></text:span><text:span text:style-name="T65_25">manchmal</text:span><text:span text:style-name="T65_26"><text:s/></text:span><text:span text:style-name="T65_27">von</text:span><text:span text:style-name="T65_28"><text:s/></text:span><text:span text:style-name="T65_29">Augen</text:span><text:span text:style-name="T65_30"><text:s/></text:span><text:span text:style-name="T65_31">bis</text:span><text:span text:style-name="T65_32"><text:s/></text:span><text:span text:style-name="T65_33">Oberkörper</text:span><text:span text:style-name="T65_34">)</text:span></text:p>
        </text:list-item>
        <text:list-item>
          <text:p text:style-name="P66"><text:span text:style-name="T66_1">gleiche</text:span><text:span text:style-name="T66_2"><text:s/></text:span><text:span text:style-name="T66_3">Belichtung</text:span><text:span text:style-name="T66_4"><text:s/></text:span><text:span text:style-name="T66_5">und</text:span><text:span text:style-name="T66_6"><text:s/></text:span><text:span text:style-name="T66_7">Kamera</text:span></text:p>
        </text:list-item>
        <text:list-item>
          <text:p text:style-name="P67"><text:span text:style-name="T67_1">Brillen</text:span><text:span text:style-name="T67_2">,<text:s/></text:span><text:span text:style-name="T67_3">Mützen</text:span><text:span text:style-name="T67_4">,<text:s/></text:span><text:span text:style-name="T67_5">Ohrringe</text:span><text:span text:style-name="T67_6">…</text:span></text:p>
        </text:list-item>
        <text:list-item>
          <text:p text:style-name="P68"><text:span text:style-name="T68_1">Bildfehler</text:span><text:span text:style-name="T68_2">,<text:s/></text:span><text:span text:style-name="T68_3">Rauschen</text:span><text:span text:style-name="T68_4">,<text:s/></text:span><text:span text:style-name="T68_5">Kontrast</text:span></text:p>
        </text:list-item>
      </text:list>
      <text:p text:style-name="P6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